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nterruptibleBatchPreparedStatementSetter.setValues( PreparedStatement p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ruptibleBatchPreparedStatementSetter.isBatchExhaust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nterruptibleBatchPreparedStatementSetter.get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